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4.9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161cm" svg:x="4.6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3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7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10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5cm" svg:y="1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5cm" svg:y="3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5cm" svg:y="6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5cm" svg:y="4.9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5cm" svg:y="9.41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11.383cm" svg:x2="26.612cm" svg:y2="11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5T14:17:09.736440540</dc:date>
    <dc:creator>elucterio </dc:creator>
    <meta:editing-duration>PT44S</meta:editing-duration>
    <meta:editing-cycles>4</meta:editing-cycles>
    <meta:generator>LibreOffice/4.2.8.2$Linux_X86_64 LibreOffice_project/420m0$Build-2</meta:generator>
    <meta:document-statistic meta:object-count="12"/>
  </office:meta>
</office:document-meta>
</file>